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1200000035C1F7597D.jpg"/>
  <manifest:file-entry manifest:media-type="image/png" manifest:full-path="Pictures/10000000000001F4000001F4D85EF8E1.png"/>
  <manifest:file-entry manifest:media-type="image/jpeg" manifest:full-path="Pictures/10000000000000D9000000B6685CBA92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/>
    </style:style>
    <style:style style:name="P2" style:family="paragraph" style:parent-style-name="Standard" style:master-page-name="Standard">
      <style:paragraph-properties style:page-number="auto"/>
      <style:text-properties fo:font-size="54pt" fo:font-weight="bold" style:font-size-asian="54pt" style:font-weight-asian="bold" style:font-size-complex="54pt"/>
    </style:style>
    <style:style style:name="P3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3" svg:width="2.8539in" svg:height="0.5516in" svg:x="0in" svg:y="0in">
        <draw:image xlink:href="Pictures/100000000000011200000035C1F7597D.jpg" xlink:type="simple" xlink:show="embed" xlink:actuate="onLoad">
          <text:p/>
        </draw:image>
      </draw:frame>
      <text:p text:style-name="P2"><draw:frame draw:style-name="fr1" draw:name="graphics1" text:anchor-type="paragraph" svg:width="1.8681in" svg:height="1.3252in" draw:z-index="1"><draw:image xlink:href="Pictures/10000000000000D9000000B6685CBA92.jpg" xlink:type="simple" xlink:show="embed" xlink:actuate="onLoad"/></draw:frame>Order Here</text:p>
      <text:p text:style-name="P1">(Using your smart phone)</text:p>
      <text:p text:style-name="Standard"><draw:frame draw:style-name="fr1" draw:name="graphics2" text:anchor-type="paragraph" svg:width="5.2083in" svg:height="5.2083in" draw:z-index="2"><draw:image xlink:href="Pictures/10000000000001F4000001F4D85EF8E1.png" xlink:type="simple" xlink:show="embed" xlink:actuate="onLoad"/></draw:frame> Use any QR Code rea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Bay</meta:initial-creator>
    <dc:creator>Partha Mukherjee</dc:creator>
    <meta:editing-cycles>9</meta:editing-cycles>
    <meta:creation-date>2012-11-29T19:05:00</meta:creation-date>
    <dc:date>2012-12-17T21:06:19.74</dc:date>
    <meta:editing-duration>PT5M41S</meta:editing-duration>
    <meta:generator>OpenOffice.org/3.4.1$Win32 OpenOffice.org_project/341m1$Build-9593</meta:generator>
    <meta:document-statistic meta:table-count="0" meta:image-count="2" meta:object-count="0" meta:page-count="1" meta:paragraph-count="3" meta:word-count="11" meta:character-count="58"/>
    <meta:user-defined meta:name="AppVersion">12.0000</meta:user-defined>
    <meta:user-defined meta:name="Company">eBay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